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officeooo:rsid="001cc2ca" officeooo:paragraph-rsid="001cc2c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Georgia" fo:font-size="14pt" officeooo:rsid="001cc2ca" officeooo:paragraph-rsid="001cc2ca" style:font-size-asian="14pt" style:font-size-complex="14pt"/>
    </style:style>
    <style:style style:name="T1" style:family="text">
      <style:text-properties officeooo:rsid="001d0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ust 6, <text:span text:style-name="T1">2</text:span>0<text:span text:style-name="T1">2</text:span>5</text:p>
      <text:p text:style-name="P1"/>
      <text:p text:style-name="P2">Dear Dad,</text:p>
      <text:p text:style-name="P2"/>
      <text:p text:style-name="P2"><text:tab/>My therapist changed times on me. You know how well I do with change. I will get use to it I’m sure. That’s usually how change works.</text:p>
      <text:p text:style-name="P2"><text:tab/>Mom’s in the hospital for observation. She’s having chest pain. I sure hope they can figure out what’s going on with that. It’s pretty scary!</text:p>
      <text:p text:style-name="P2"><text:tab/>[Wife] and I felt rather sick yesterday. We were both pretty lethargic and our stomachs hurt. It wasn’t fun. I took the day off work and ended up sleeping a lot.</text:p>
      <text:p text:style-name="P2"><text:tab/>A father’s blessing would be nice about now. But you aren’t here. I miss you lots!</text:p>
      <text:p text:style-name="P2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09:21:41.415067709</meta:creation-date>
    <dc:date>2026-02-16T09:24:59.135976421</dc:date>
    <meta:editing-duration>PT3M17S</meta:editing-duration>
    <meta:editing-cycles>2</meta:editing-cycles>
    <meta:generator>LibreOffice/24.2.7.2$Linux_X86_64 LibreOffice_project/420$Build-2</meta:generator>
    <meta:print-date>2026-02-16T09:24:47.079259336</meta:print-date>
    <meta:printed-by>PDF files</meta:printed-by>
    <meta:document-statistic meta:table-count="0" meta:image-count="0" meta:object-count="0" meta:page-count="1" meta:paragraph-count="8" meta:word-count="106" meta:character-count="553" meta:non-whitespace-character-count="451"/>
  </office:meta>
</office:document-meta>
</file>